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2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J. Ezekie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uly 14, 1893</text:p>
      <text:p text:style-name="P5">Month<text:tab/><text:tab/><text:tab/><text:tab/><text:tab/><text:tab/>Jul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Bombay</text:p>
      <text:p text:style-name="P5">State<text:tab/><text:tab/><text:tab/><text:tab/><text:tab/><text:tab/></text:p>
      <text:p text:style-name="P5">Country<text:tab/><text:tab/><text:tab/><text:tab/><text:tab/>Indi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Y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UNIVERSAL POSTAL UNION-UNION POSTALE UNIVERSELLE/</text:p>
      <text:p text:style-name="P2">BRITISH INDIA<text:tab/>INDE BRITANNIQUE/</text:p>
      <text:p text:style-name="P2">POST CARD<text:tab/><text:tab/>CARTE POSTALE/</text:p>
      <text:p text:style-name="P2">THE ADDRESS ONLY TO BE WRITTEN ON THIS SIDE./</text:p>
      <text:p text:style-name="P2"/>
      <text:p text:style-name="P2">Rev Dr S. Morais/</text:p>
      <text:p text:style-name="P2">Michveh Israel synagogue/</text:p>
      <text:p text:style-name="P2">1717 Vine Place/ Minneapolis/</text:p>
      <text:p text:style-name="P2"><text:span text:style-name="T2">Philadelphia</text:span>/</text:p>
      <text:p text:style-name="P2"><text:tab/>Minn/</text:p>
      <text:p text:style-name="P2"/>
      <text:p text:style-name="P2">[Page 2]</text:p>
      <text:p text:style-name="P3">Bombay 14th July 1893/</text:p>
      <text:p text:style-name="P2"><text:soft-page-break/>Rev Dr S Morais/</text:p>
      <text:p text:style-name="P2"><text:tab/>Philadelphia/</text:p>
      <text:p text:style-name="P2">Rev Sir/</text:p>
      <text:p text:style-name="P2"><text:tab/>I shall feel highly obliged/ if you will kindly favour me/ with a couple of copies of Priests/ &amp; Prophets". <text:s/>My particular object in/ asking for the copies is on our Holy/ Sabbath I &amp; some of my friends meet/ together &amp; read sermons &amp; other/ works of our learned brethren/ like you to strengthen our faith/ &amp; to increase our knowledge of our/ true religion. <text:s/>Hoping you will/ kindly comply with my request/ I remain/ Rev sir/ Yours faithfully/ M J Ezekiel Messrs D. Lasson/ &amp; Co/</text:p>
      <text:p text:style-name="P2">Bomba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14T15:19:09.95</meta:creation-date>
    <dc:date>2011-12-14T15:24:27.94</dc:date>
    <dc:creator>Penn Libraries</dc:creator>
    <meta:editing-duration>PT00H05M18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7" meta:word-count="304" meta:character-count="2059"/>
  </office:meta>
</office:document-meta>
</file>